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italic">Notes</mi>
            <mi mathvariant="italic">de</mi>
            <mi mathvariant="italic">cours</mi>
          </mrow>
        </mtd>
      </mtr>
      <mtr>
        <mtd>
          <mrow>
            <mn>9</mn>
            <mspace width="0.5em"/>
            <mi mathvariant="italic">Septembre</mi>
            <mspace width="0.5em"/>
            <mn>2014</mn>
          </mrow>
        </mtd>
      </mtr>
      <mtr>
        <mtd>
          <mrow/>
        </mtd>
      </mtr>
      <mtr>
        <mtd>
          <mrow>
            <mi mathvariant="italic">Exemple</mi>
            <mi mathvariant="italic">de</mi>
            <mi mathvariant="italic">matrice</mi>
            <mi mathvariant="italic">avec</mi>
            <mi mathvariant="italic">code</mi>
          </mrow>
        </mtd>
      </mtr>
      <mtr>
        <mtd>
          <mrow>
            <mo fence="true" stretchy="true">[</mo>
            <mrow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o fence="true" stretchy="true">[</mo>
            <mrow>
              <mrow>
                <mi mathvariant="italic">Debut</mi>
                <mi mathvariant="italic">du</mi>
                <mi mathvariant="italic">texte</mi>
                <mi mathvariant="italic">par</mi>
                <mi mathvariant="italic">la</mi>
                <mi mathvariant="italic">suite</mi>
              </mrow>
            </mrow>
            <mo fence="true" stretchy="true">]</mo>
          </mrow>
        </mtd>
      </mtr>
      <mtr>
        <mtd>
          <mrow/>
        </mtd>
      </mtr>
      <mtr>
        <mtd>
          <mrow/>
        </mtd>
      </mtr>
      <mtr>
        <mtd>
          <mrow>
            <mrow>
              <mi mathvariant="italic">Matrice</mi>
              <mo stretchy="false">→</mo>
              <mi mathvariant="italic">coder</mi>
            </mrow>
            <mi mathvariant="italic">information</mi>
          </mrow>
        </mtd>
      </mtr>
      <mtr>
        <mtd>
          <mrow/>
        </mtd>
      </mtr>
      <mtr>
        <mtd>
          <mi mathvariant="italic">Opérations</mi>
        </mtd>
      </mtr>
      <mtr>
        <mtd>
          <mrow>
            <mo fence="true" stretchy="true">[</mo>
            <mrow>
              <mtable>
                <mtr>
                  <mtd>
                    <mi mathvariant="italic">Addition</mi>
                  </mtd>
                  <mtd>
                    <mrow>
                      <mrow>
                        <msub>
                          <mi>A</mi>
                          <mi mathvariant="italic">mxn</mi>
                        </msub>
                        <mo stretchy="false">+</mo>
                        <msub>
                          <mi>B</mi>
                          <mi mathvariant="italic">mxn</mi>
                        </msub>
                      </mrow>
                      <mo stretchy="false">→</mo>
                      <mi mathvariant="italic">mxn</mi>
                    </mrow>
                  </mtd>
                </mtr>
                <mtr>
                  <mtd>
                    <mrow>
                      <mi mathvariant="italic">Multiplication</mi>
                      <mi mathvariant="italic">par</mi>
                      <mi mathvariant="italic">un</mi>
                      <mi mathvariant="italic">scalaire</mi>
                    </mrow>
                  </mtd>
                  <mtd>
                    <mrow>
                      <mrow>
                        <mi>r</mi>
                        <mo stretchy="false">⋅</mo>
                        <msub>
                          <mi>A</mi>
                          <mi mathvariant="italic">mxn</mi>
                        </msub>
                      </mrow>
                      <mo stretchy="false">→</mo>
                      <mi mathvariant="italic">mxn</mi>
                    </mrow>
                  </mtd>
                </mtr>
                <mtr>
                  <mtd>
                    <mi mathvariant="italic">Produit</mi>
                  </mtd>
                  <mtd>
                    <mrow>
                      <msub>
                        <mi>A</mi>
                        <mi mathvariant="italic">mxn</mi>
                      </msub>
                      <mrow>
                        <msub>
                          <mi>B</mi>
                          <mi mathvariant="italic">nxp</mi>
                        </msub>
                        <mo stretchy="false">→</mo>
                        <mi mathvariant="italic">mxp</mi>
                      </mrow>
                    </mrow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i mathvariant="italic">Combinaison</mi>
            <mi mathvariant="italic">linéaire</mi>
          </mrow>
        </mtd>
      </mtr>
      <mtr>
        <mtd>
          <mtable>
            <mtr>
              <mtd>
                <msub>
                  <mi>A</mi>
                  <mn>1</mn>
                </msub>
              </mtd>
              <mtd>
                <msub>
                  <mi>A</mi>
                  <mn>2</mn>
                </msub>
              </mtd>
              <mtd>
                <mn>...</mn>
              </mtd>
              <mtd>
                <msub>
                  <mi>A</mi>
                  <mi>n</mi>
                </msub>
              </mtd>
            </mtr>
            <mtr>
              <mtd>
                <msub>
                  <mi>r</mi>
                  <mn>1</mn>
                </msub>
              </mtd>
              <mtd>
                <msub>
                  <mi>r</mi>
                  <mn>2</mn>
                </msub>
              </mtd>
              <mtd>
                <mn>...</mn>
              </mtd>
              <mtd>
                <msub>
                  <mi>r</mi>
                  <mi>n</mi>
                </msub>
              </mtd>
            </mtr>
          </mtable>
        </mtd>
      </mtr>
      <mtr>
        <mtd>
          <mrow/>
        </mtd>
      </mtr>
      <mtr>
        <mtd>
          <munder>
            <munder>
              <mrow>
                <msub>
                  <mi>r</mi>
                  <mn>1</mn>
                </msub>
                <mrow>
                  <msub>
                    <mi>A</mi>
                    <mn>2</mn>
                  </msub>
                  <mo stretchy="false">+</mo>
                  <msub>
                    <mi>r</mi>
                    <mn>2</mn>
                  </msub>
                </mrow>
                <mrow>
                  <msub>
                    <mi>A</mi>
                    <mn>2</mn>
                  </msub>
                  <mo stretchy="false">+</mo>
                  <msub>
                    <mi>r</mi>
                    <mi>n</mi>
                  </msub>
                </mrow>
                <msub>
                  <mi>A</mi>
                  <mi>n</mi>
                </msub>
              </mrow>
              <mo stretchy="true">⏟</mo>
            </munder>
            <mi mathvariant="italic">mxn</mi>
          </munder>
        </mtd>
      </mtr>
    </mtable>
    <annotation encoding="StarMath 5.0">Notes de cours newline 9 `Septembre `2014 newline
newline
Exemple de matrice avec code newline
left[ matrix{1 # 0 # 0 ## 0 # 1 # 0 ## 0 # 0 # 1}right ] newline newline

left[ Debut du texte par la suite right ]newline newline newline

Matrice toward coder information newline
newline

Opérations newline left[matrix{ Addition #  A_{mxn}+B_{mxn} toward mxn  ## Multiplication par un scalaire # r cdot A_{mxn} toward mxn  ## Produit # A_{mxn}B_{nxp} toward mxp} right]newline
newline
Combinaison linéaire newline
matrix{ A_{1} # A_2 # ... # A_n ## r_1 # r_2 # ... # r_n } newline newline
{r_1 A_2 + r_2 A_2 + r_n A_n} underbrace {mxn}  newline


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08:38:37.424150185</meta:creation-date>
    <meta:generator>LibreOffice/4.2.6.3$Linux_X86_64 LibreOffice_project/420m0$Build-3</meta:generator>
  </office:meta>
</office:document-meta>
</file>